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77958"/>
    </style:style>
    <style:style style:name="P2" style:family="paragraph" style:parent-style-name="Standard">
      <style:text-properties officeooo:rsid="00177958" officeooo:paragraph-rsid="00177958"/>
    </style:style>
    <style:style style:name="T1" style:family="text">
      <style:text-properties officeooo:rsid="00177958"/>
    </style:style>
    <style:style style:name="T2" style:family="text">
      <style:text-properties style:font-name="Times New Roman1" officeooo:rsid="00177958" style:font-name-asian="Times New Roman1" style:font-name-complex="Times New Roman1"/>
    </style:style>
    <style:style style:name="T3" style:family="text">
      <style:text-properties style:font-name="Times New Roman" officeooo:rsid="00177958" style:font-name-asian="DejaVu Sans" style:font-name-complex="Lohit Hindi"/>
    </style:style>
    <style:style style:name="T4" style:family="text">
      <style:text-properties style:font-name="Times New Roman" officeooo:rsid="00188a0b" style:font-name-asian="DejaVu Sans" style:font-name-complex="Lohit Hindi"/>
    </style:style>
    <style:style style:name="T5" style:family="text">
      <style:text-properties style:font-name="Times New Roman" officeooo:rsid="0018de08" style:font-name-asian="DejaVu Sans" style:font-name-complex="Lohit Hindi"/>
    </style:style>
    <style:style style:name="T6" style:family="text">
      <style:text-properties officeooo:rsid="00188a0b"/>
    </style:style>
    <style:style style:name="T7" style:family="text">
      <style:text-properties officeooo:rsid="0018de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I have</text:span><text:span text:style-name="T6"> not studied much before. </text:span><text:span text:style-name="T7">I</text:span> know that <text:span text:style-name="T7">I</text:span> must get help as <text:span text:style-name="T7">I have</text:span> struggled understanding the lecture slides <text:span text:style-name="T7">so far</text:span> and searching the web did not help. </text:p>
      <text:p text:style-name="P2"><text:span text:style-name="T7">I</text:span> really want someone to <text:span text:style-name="T7">sit down with me and </text:span>explain the <text:span text:style-name="T6">course </text:span>material.</text:p>
      <text:p text:style-name="P1"><text:span text:style-name="T1">The course cost </text:span><text:span text:style-name="T2">€</text:span><text:span text:style-name="T3">200.00 </text:span><text:span text:style-name="T4">and </text:span><text:span text:style-name="T5">I do</text:span><text:span text:style-name="T4"> not want to waste </text:span><text:span text:style-name="T5">my</text:span><text:span text:style-name="T4"> mone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in-2 </meta:initial-creator>
    <meta:creation-date>2013-10-19T10:12:50</meta:creation-date>
    <dc:date>2013-10-20T21:59:09</dc:date>
    <dc:creator>colin-2 </dc:creator>
    <meta:editing-duration>P0D</meta:editing-duration>
    <meta:editing-cycles>3</meta:editing-cycles>
    <meta:generator>LibreOffice/4.0.2.2$Linux_x86 LibreOffice_project/400m0$Build-2</meta:generator>
    <meta:document-statistic meta:table-count="0" meta:image-count="0" meta:object-count="0" meta:page-count="1" meta:paragraph-count="3" meta:word-count="57" meta:character-count="290" meta:non-whitespace-character-count="235"/>
  </office:meta>
</office:document-meta>
</file>